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Light" svg:font-family="'Lato Light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vertical-align="middle"/>
    </style:style>
    <style:style style:name="gr2" style:family="graphic" style:parent-style-name="standard">
      <style:graphic-properties draw:stroke="none" draw:fill="none" draw:textarea-vertical-align="middle" draw:auto-grow-height="false" fo:min-height="0.638cm" fo:padding-top="0cm" fo:padding-bottom="0cm" fo:padding-left="0cm" fo:padding-right="0cm"/>
    </style:style>
    <style:style style:name="gr3" style:family="graphic" style:parent-style-name="objectwithoutfill">
      <style:graphic-properties draw:marker-end="Arrow" draw:marker-end-width="0.1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start="Arrowhead_20_1" draw:marker-start-width="0.1cm" draw:marker-start-center="true" draw:marker-end="Arrow" draw:marker-end-width="0.1cm" draw:fill="none" draw:textarea-vertical-align="middle"/>
    </style:style>
    <style:style style:name="gr6" style:family="graphic" style:parent-style-name="objectwithoutfill">
      <style:graphic-properties draw:marker-start="Circle" draw:marker-start-width="0.1cm" draw:marker-start-center="true" draw:marker-end="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8pt" style:font-size-asian="18pt" style:font-size-complex="18pt"/>
    </style:style>
    <style:style style:name="P3" style:family="paragraph">
      <style:paragraph-properties fo:text-align="center"/>
      <style:text-properties style:font-name="Lato Medium"/>
    </style:style>
    <style:style style:name="P4" style:family="paragraph">
      <loext:graphic-properties draw:fill-color="#eeeeee"/>
      <style:paragraph-properties fo:text-align="center"/>
      <style:text-properties style:font-name="Lato Medium" fo:font-size="8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Lato Medium" fo:font-size="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style:font-name="Lato Medium"/>
    </style:style>
    <style:style style:name="P8" style:family="paragraph">
      <loext:graphic-properties draw:fill="none"/>
      <style:paragraph-properties fo:text-align="start"/>
      <style:text-properties style:font-name="Lato Medium" fo:font-size="8pt" style:font-size-asian="18pt" style:font-size-complex="18pt"/>
    </style:style>
    <style:style style:name="P9" style:family="paragraph">
      <style:paragraph-properties fo:text-align="end"/>
      <style:text-properties style:font-name="Lato Medium"/>
    </style:style>
    <style:style style:name="P10" style:family="paragraph">
      <loext:graphic-properties draw:fill="none"/>
      <style:paragraph-properties fo:text-align="end"/>
      <style:text-properties style:font-name="Lato Medium" fo:font-size="8pt" style:font-size-asian="18pt" style:font-size-complex="18pt"/>
    </style:style>
    <style:style style:name="T1" style:family="text">
      <style:text-properties style:font-name="Lato Medium" fo:font-size="8pt" style:font-size-asian="8pt" style:font-size-complex="8pt"/>
    </style:style>
    <style:style style:name="T2" style:family="text">
      <style:text-properties style:font-name="Lato Light" fo:font-size="8pt" style:font-size-asian="18pt" style:font-size-complex="18pt"/>
    </style:style>
    <style:style style:name="T3" style:family="text">
      <style:text-properties style:font-name="Lato Medium" fo:font-size="8pt" style:font-size-asian="18pt" style:font-size-complex="18pt"/>
    </style:style>
    <style:style style:name="T4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6cm" svg:height="0.8cm" svg:x="3.11cm" svg:y="3.21cm" draw:corner-radius="0.1cm">
          <text:p text:style-name="P1"><text:span text:style-name="T1">Scene composition</text:span></text:p>
          <text:p text:style-name="P1"><text:span text:style-name="T2">(sec. 4)</text:span></text:p>
        </draw:rect>
        <draw:rect draw:style-name="gr1" draw:text-style-name="P2" draw:layer="layout" svg:width="2.6cm" svg:height="0.8cm" svg:x="6.21cm" svg:y="2.31cm" draw:corner-radius="0.1cm">
          <text:p text:style-name="P1"><text:span text:style-name="T3">Scene rendering</text:span></text:p>
          <text:p text:style-name="P1"><text:span text:style-name="T2">(sec. 4)</text:span></text:p>
        </draw:rect>
        <draw:rect draw:style-name="gr1" draw:text-style-name="P2" draw:layer="layout" svg:width="2.6cm" svg:height="0.8cm" svg:x="0.01cm" svg:y="2.31cm" draw:corner-radius="0.1cm">
          <text:p text:style-name="P1"><text:span text:style-name="T1">Image projection</text:span></text:p>
          <text:p text:style-name="P1"><text:span text:style-name="T2">(sec. 2)</text:span></text:p>
        </draw:rect>
        <draw:rect draw:style-name="gr1" draw:text-style-name="P4" draw:layer="layout" svg:width="2.6cm" svg:height="0.8cm" svg:x="0.01cm" svg:y="0.71cm" draw:corner-radius="0.1cm">
          <text:p text:style-name="P3"><text:span text:style-name="T1">I</text:span><text:span text:style-name="T1">m</text:span><text:span text:style-name="T1">a</text:span><text:span text:style-name="T1">g</text:span><text:span text:style-name="T1">e</text:span><text:span text:style-name="T1"> </text:span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text:p text:style-name="P3"><text:span text:style-name="T2">(</text:span><text:span text:style-name="T2">s</text:span><text:span text:style-name="T2">e</text:span><text:span text:style-name="T2">c</text:span><text:span text:style-name="T2">. </text:span><text:span text:style-name="T2">3</text:span><text:span text:style-name="T2">)</text:span></text:p>
        </draw:rect>
        <draw:frame draw:style-name="gr2" draw:text-style-name="P5" draw:layer="layout" svg:width="2.6cm" svg:height="0.4cm" svg:x="0.01cm" svg:y="0.01cm">
          <draw:text-box>
            <text:p text:style-name="P3"><text:span text:style-name="T4">Images collection</text:span></text:p>
          </draw:text-box>
        </draw:frame>
        <draw:frame draw:style-name="gr2" draw:text-style-name="P5" draw:layer="layout" svg:width="2.4cm" svg:height="0.7cm" svg:x="3.21cm" svg:y="0.01cm">
          <draw:text-box>
            <text:p text:style-name="P3"><text:span text:style-name="T4">Camera pose</text:span></text:p>
            <text:p text:style-name="P3"><text:span text:style-name="T4">and parameters</text:span></text:p>
          </draw:text-box>
        </draw:frame>
        <draw:line draw:style-name="gr3" draw:text-style-name="P6" draw:layer="layout" svg:x1="1.31cm" svg:y1="0.41cm" svg:x2="1.31cm" svg:y2="0.71cm">
          <text:p/>
        </draw:line>
        <draw:line draw:style-name="gr4" draw:text-style-name="P6" draw:layer="layout" svg:x1="4.41cm" svg:y1="0.81cm" svg:x2="4.41cm" svg:y2="2.71cm">
          <text:p/>
        </draw:line>
        <draw:line draw:style-name="gr5" draw:text-style-name="P6" draw:layer="layout" svg:x1="4.41cm" svg:y1="1.11cm" svg:x2="2.61cm" svg:y2="1.11cm">
          <text:p/>
        </draw:line>
        <draw:line draw:style-name="gr3" draw:text-style-name="P6" draw:layer="layout" svg:x1="4.41cm" svg:y1="2.71cm" svg:x2="6.21cm" svg:y2="2.71cm">
          <text:p/>
        </draw:line>
        <draw:frame draw:style-name="gr2" draw:text-style-name="P8" draw:layer="layout" svg:width="1.41cm" svg:height="0.4cm" svg:x="6.81cm" svg:y="0.01cm">
          <draw:text-box>
            <text:p text:style-name="P7"><text:span text:style-name="T4">3D scene</text:span></text:p>
          </draw:text-box>
        </draw:frame>
        <draw:line draw:style-name="gr3" draw:text-style-name="P6" draw:layer="layout" svg:x1="7.51cm" svg:y1="0.41cm" svg:x2="7.51cm" svg:y2="2.31cm">
          <text:p/>
        </draw:line>
        <draw:line draw:style-name="gr3" draw:text-style-name="P6" draw:layer="layout" svg:x1="1.31cm" svg:y1="1.51cm" svg:x2="1.31cm" svg:y2="2.31cm">
          <text:p/>
        </draw:line>
        <draw:frame draw:style-name="gr2" draw:text-style-name="P10" draw:layer="layout" svg:width="1.3cm" svg:height="0.8cm" svg:x="-0.09cm" svg:y="1.51cm">
          <draw:text-box>
            <text:p text:style-name="P9"><text:span text:style-name="T4">Single</text:span></text:p>
            <text:p text:style-name="P9"><text:span text:style-name="T4">image</text:span></text:p>
          </draw:text-box>
        </draw:frame>
        <draw:line draw:style-name="gr6" draw:text-style-name="P6" draw:layer="layout" svg:x1="4.41cm" svg:y1="2.71cm" svg:x2="2.61cm" svg:y2="2.71cm">
          <text:p/>
        </draw:line>
        <draw:line draw:style-name="gr3" draw:text-style-name="P6" draw:layer="layout" svg:x1="7.51cm" svg:y1="3.61cm" svg:x2="5.71cm" svg:y2="3.61cm">
          <text:p/>
        </draw:line>
        <draw:line draw:style-name="gr4" draw:text-style-name="P6" draw:layer="layout" svg:x1="1.31cm" svg:y1="3.11cm" svg:x2="1.31cm" svg:y2="3.61cm">
          <text:p/>
        </draw:line>
        <draw:frame draw:style-name="gr2" draw:text-style-name="P10" draw:layer="layout" svg:width="1.3cm" svg:height="0.8cm" svg:x="-0.09cm" svg:y="3.11cm">
          <draw:text-box>
            <text:p text:style-name="P9"><text:span text:style-name="T4">Projected</text:span></text:p>
            <text:p text:style-name="P9"><text:span text:style-name="T4">image</text:span></text:p>
          </draw:text-box>
        </draw:frame>
        <draw:frame draw:style-name="gr2" draw:text-style-name="P8" draw:layer="layout" svg:width="1.3cm" svg:height="0.8cm" svg:x="7.61cm" svg:y="3.11cm">
          <draw:text-box>
            <text:p text:style-name="P7"><text:span text:style-name="T4">Rendered</text:span></text:p>
            <text:p text:style-name="P7"><text:span text:style-name="T4">objects</text:span></text:p>
          </draw:text-box>
        </draw:frame>
        <draw:line draw:style-name="gr3" draw:text-style-name="P6" draw:layer="layout" svg:x1="1.31cm" svg:y1="3.61cm" svg:x2="3.11cm" svg:y2="3.61cm">
          <text:p/>
        </draw:line>
        <draw:line draw:style-name="gr4" draw:text-style-name="P6" draw:layer="layout" svg:x1="7.51cm" svg:y1="3.11cm" svg:x2="7.51cm" svg:y2="3.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Light" svg:font-family="'Lato Light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1cm" fo:margin-bottom="0.01cm" fo:margin-left="0.01cm" fo:margin-right="0.01cm" fo:page-width="8.82cm" fo:page-height="4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5T18:15:19.457356211</meta:creation-date>
    <dc:date>2020-03-20T16:45:57.393490781</dc:date>
    <meta:editing-duration>PT24M38S</meta:editing-duration>
    <meta:editing-cycles>7</meta:editing-cycles>
    <meta:generator>LibreOffice/5.1.6.2$Linux_X86_64 LibreOffice_project/10m0$Build-2</meta:generator>
    <meta:document-statistic meta:object-count="21"/>
  </office:meta>
</office:document-meta>
</file>